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44cm" style:rel-column-width="7880*"/>
    </style:style>
    <style:style style:name="Table1.B" style:family="table-column">
      <style:table-column-properties style:column-width="6.454cm" style:rel-column-width="24879*"/>
    </style:style>
    <style:style style:name="Table1.C" style:family="table-column">
      <style:table-column-properties style:column-width="2.422cm" style:rel-column-width="9335*"/>
    </style:style>
    <style:style style:name="Table1.D" style:family="table-column">
      <style:table-column-properties style:column-width="6.08cm" style:rel-column-width="2344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9" style:family="table-cell">
      <style:table-cell-properties fo:padding="0.097cm" fo:border="none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9098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65da7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normal" officeooo:paragraph-rsid="00090988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paragraph-rsid="0009971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27d4" officeooo:paragraph-rsid="000727d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727d4" officeooo:paragraph-rsid="000727d4"/>
    </style:style>
    <style:style style:name="P9" style:family="paragraph" style:parent-style-name="Standard">
      <style:paragraph-properties fo:text-align="end" style:justify-single-word="false"/>
      <style:text-properties officeooo:rsid="00165da7" officeooo:paragraph-rsid="00165da7"/>
    </style:style>
    <style:style style:name="P10" style:family="paragraph" style:parent-style-name="Standard">
      <style:paragraph-properties fo:text-align="start" style:justify-single-word="false"/>
      <style:text-properties officeooo:rsid="00165da7" officeooo:paragraph-rsid="00165da7"/>
    </style:style>
    <style:style style:name="P11" style:family="paragraph" style:parent-style-name="Standard">
      <style:paragraph-properties fo:text-align="center" style:justify-single-word="false"/>
      <style:text-properties officeooo:rsid="00183e06" officeooo:paragraph-rsid="001f908c"/>
    </style:style>
    <style:style style:name="P12" style:family="paragraph" style:parent-style-name="Standard">
      <style:paragraph-properties fo:text-align="center" style:justify-single-word="false"/>
      <style:text-properties officeooo:rsid="001998c9" officeooo:paragraph-rsid="001998c9"/>
    </style:style>
    <style:style style:name="P13" style:family="paragraph" style:parent-style-name="Standard">
      <style:paragraph-properties fo:text-align="center" style:justify-single-word="false"/>
      <style:text-properties officeooo:rsid="001998c9" officeooo:paragraph-rsid="001f908c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165da7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officeooo:rsid="00090988" officeooo:paragraph-rsid="00090988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normal" officeooo:rsid="001998c9" officeooo:paragraph-rsid="001ad9ae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1998c9" officeooo:paragraph-rsid="001f908c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normal" officeooo:paragraph-rsid="001f908c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normal" officeooo:paragraph-rsid="00203b97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1f908c"/>
    </style:style>
    <style:style style:name="P22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weight="bold" officeooo:rsid="00090988" officeooo:paragraph-rsid="00090988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weight="bold" officeooo:rsid="00090988" officeooo:paragraph-rsid="00090988" style:font-weight-asian="bold" style:font-weight-complex="bold"/>
    </style:style>
    <style:style style:name="T1" style:family="text">
      <style:text-properties officeooo:rsid="00090988"/>
    </style:style>
    <style:style style:name="T2" style:family="text">
      <style:text-properties officeooo:rsid="000f22c5"/>
    </style:style>
    <style:style style:name="T3" style:family="text">
      <style:text-properties officeooo:rsid="001ad9ae"/>
    </style:style>
    <style:style style:name="T4" style:family="text">
      <style:text-properties fo:font-weight="bold" officeooo:rsid="0009971c" style:font-weight-asian="bold" style:font-weight-complex="bold"/>
    </style:style>
    <style:style style:name="T5" style:family="text">
      <style:text-properties fo:font-weight="bold" officeooo:rsid="000f22c5" style:font-weight-asian="bold" style:font-weight-complex="bold"/>
    </style:style>
    <style:style style:name="T6" style:family="text">
      <style:text-properties officeooo:rsid="001f908c"/>
    </style:style>
    <style:style style:name="T7" style:family="text">
      <style:text-properties officeooo:rsid="001fb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ol de Pagos</text:p>
      <text:p text:style-name="P1"><text:span text:style-name="T1">Compañ</text:span><text:span text:style-name="T7">í</text:span><text:span text:style-name="T1">a:</text:span><text:span text:style-name="T1"><text:text-input text:description="&lt;nomina.employee_id.company_id.name&gt;">Compañia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Nombre:</text:p>
          </table:table-cell>
          <table:table-cell table:style-name="Table1.A1" office:value-type="string">
            <text:p text:style-name="P4"><text:text-input text:description="&lt;get_name(nomina.employee_id)&gt;">Nombre Empleado</text:text-input></text:p>
          </table:table-cell>
          <table:table-cell table:style-name="Table1.A1" office:value-type="string">
            <text:p text:style-name="P15">C.I:</text:p>
          </table:table-cell>
          <table:table-cell table:style-name="Table1.D1" office:value-type="string">
            <text:p text:style-name="P4"><text:text-input text:description="&lt;nomina.employee_id.identification_id&gt;">Cédula/Pasaporte</text:text-input></text:p>
          </table:table-cell>
        </table:table-row>
        <table:table-row>
          <table:table-cell table:style-name="Table1.A2" office:value-type="string">
            <text:p text:style-name="P15">Desde:</text:p>
          </table:table-cell>
          <table:table-cell table:style-name="Table1.A2" office:value-type="string">
            <text:p text:style-name="P4"><text:text-input text:description="&lt;nomina.date_from&gt;">Fecha Desde</text:text-input></text:p>
          </table:table-cell>
          <table:table-cell table:style-name="Table1.A2" office:value-type="string">
            <text:p text:style-name="P15">Hasta:</text:p>
          </table:table-cell>
          <table:table-cell table:style-name="Table1.D2" office:value-type="string">
            <text:p text:style-name="P4"><text:text-input text:description="&lt;nomina.date_to&gt;">Fecha Hasta</text:text-input></text:p>
          </table:table-cell>
        </table:table-row>
        <table:table-row>
          <table:table-cell table:style-name="Table1.A2" office:value-type="string">
            <text:p text:style-name="P15">Cargo:</text:p>
          </table:table-cell>
          <table:table-cell table:style-name="Table1.A2" office:value-type="string">
            <text:p text:style-name="P19"><text:text-input text:description="&lt;o.contract_id.job_id.name or ''&gt;">Puesto</text:text-input></text:p>
          </table:table-cell>
          <table:table-cell table:style-name="Table1.A2" office:value-type="string">
            <text:p text:style-name="P15">Referencia:</text:p>
          </table:table-cell>
          <table:table-cell table:style-name="Table1.D2" office:value-type="string">
            <text:p text:style-name="P4"><text:text-input text:description="&lt;nomina.number&gt;">Referencia</text:text-input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Ingresos</text:p>
          </table:table-cell>
          <table:covered-table-cell/>
        </table:table-row>
        <table:table-row>
          <table:table-cell table:style-name="Table2.A2" office:value-type="string">
            <text:p text:style-name="P3"><text:text-input text:description="&lt;for each=&quot;linei in ingresos&quot;&gt;">&lt;for each="linei in ingresos"&gt;</text:text-input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text-input text:description="&lt;linei.name&gt;">Nombre-I</text:text-input></text:p>
          </table:table-cell>
          <table:table-cell table:style-name="Table2.B2" office:value-type="string">
            <text:p text:style-name="P5"><text:text-input text:description="&lt;linei.total&gt;">total</text:text-input></text:p>
          </table:table-cell>
        </table:table-row>
        <table:table-row>
          <table:table-cell table:style-name="Table2.B2" table:number-columns-spanned="2" office:value-type="string">
            <text:p text:style-name="P3"><text:text-input text:description="&lt;/for&gt;">&lt;/for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23">Egres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3"><text:text-input text:description="&lt;for each=&quot;linee in egresos&quot;&gt;">&lt;for each="linee in ingresos"&gt;</text:text-input></text:p>
          </table:table-cell>
          <table:covered-table-cell/>
        </table:table-row>
        <table:table-row>
          <table:table-cell table:style-name="Table2.A2" office:value-type="string">
            <text:p text:style-name="P5"><text:text-input text:description="&lt;linee.name&gt;">Name-E</text:text-input></text:p>
          </table:table-cell>
          <table:table-cell table:style-name="Table2.B2" office:value-type="string">
            <text:p text:style-name="P5"><text:text-input text:description="&lt;linee.total&gt;">Total</text:text-input></text:p>
          </table:table-cell>
        </table:table-row>
        <table:table-row>
          <table:table-cell table:style-name="Table2.B2" table:number-columns-spanned="2" office:value-type="string">
            <text:p text:style-name="P3"><text:text-input text:description="&lt;/for&gt;">&lt;/for&gt;</text:text-input></text:p>
          </table:table-cell>
          <table:covered-table-cell/>
        </table:table-row>
        <table:table-row>
          <table:table-cell table:style-name="Table2.A9" table:number-columns-spanned="2" office:value-type="string">
            <text:p text:style-name="P6"><text:span text:style-name="T4">Total a Recibir: </text:span><text:span text:style-name="T2">$</text:span><text:span text:style-name="T5"><text:text-input text:description="&lt;nomina.payslip_net&gt;">Neto</text:text-input></text:span></text:p>
          </table:table-cell>
          <table:covered-table-cell/>
        </table:table-row>
      </table:table>
      <text:p text:style-name="P9"/>
      <table:table table:name="Firmas" table:style-name="Firmas">
        <table:table-column table:style-name="Firmas.A" table:number-columns-repeated="2"/>
        <table:table-row>
          <table:table-cell table:style-name="Firmas.A1" office:value-type="string">
            <text:p text:style-name="P20"/>
            <text:p text:style-name="P20"/>
            <text:p text:style-name="P20">_______________________</text:p>
            <text:p text:style-name="P21"><text:span text:style-name="T6">Firma Autorizada</text:span></text:p>
          </table:table-cell>
          <table:table-cell table:style-name="Firmas.A1" office:value-type="string">
            <text:p text:style-name="P11"/>
            <text:p text:style-name="P11"/>
            <text:p text:style-name="P11">_______________________</text:p>
            <text:p text:style-name="P13">Recib<text:span text:style-name="T7">í</text:span> Conforme</text:p>
            <text:p text:style-name="P17"><text:text-input text:description="&lt;get_name(nomina.employee_id)&gt;">Nombre Empleado</text:text-input></text:p>
            <text:p text:style-name="P18"><text:span text:style-name="T3">C.I: </text:span><text:span text:style-name="T3"><text:text-input text:description="&lt;nomina.employee_id.identification_id&gt;">Cédula/Pasaporte</text:text-input></text:span></text:p>
          </table:table-cell>
        </table:table-row>
      </table:table>
      <text:p text:style-name="P10"/>
      <text:p text:style-name="P2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9-05T10:53:13</meta:creation-date>
    <meta:generator>OpenOffice.org/3.2$Linux OpenOffice.org_project/320m19$Build-9505</meta:generator>
    <dc:date>2012-03-24T23:54:56</dc:date>
    <dc:creator>Christopher Ormaza</dc:creator>
    <meta:editing-duration>PT03H51M00S</meta:editing-duration>
    <meta:editing-cycles>28</meta:editing-cycles>
    <meta:document-statistic meta:table-count="3" meta:image-count="0" meta:object-count="0" meta:page-count="1" meta:paragraph-count="31" meta:word-count="49" meta:character-count="384"/>
  </office:meta>
</office:document-meta>
</file>